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>
            <text:p>arduino</text:p>
          </table:table-cell>
          <table:table-cell table:number-columns-repeated="2"/>
          <table:table-cell office:value-type="string">
            <text:p>Sim, testar libserial e bo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con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pesquisar no stackoverflown</text:p>
          </table:table-cell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talhos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  <table:table-cell table:number-columns-repeated="3"/>
          <table:table-cell office:value-type="string">
            <text:p>O problema não é dos plugins. Se a classe fosse inerna, o problema era igual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2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xml?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mais eixos?</text:p>
          </table:table-cell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add real meauring capability</text:p>
          </table:table-cell>
          <table:table-cell table:number-columns-repeated="2"/>
          <table:table-cell office:value-type="string">
            <text:p>sim, falta confirmar hardware tudo ok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RAW data</text:p>
          </table:table-cell>
          <table:table-cell table:number-columns-repeated="2"/>
          <table:table-cell office:value-type="string">
            <text:p>same model and view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03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15T03:17:56</dc:date>
    <dc:creator>Filipe Roque</dc:creator>
    <meta:editing-duration>PT12H14M35S</meta:editing-duration>
    <meta:editing-cycles>20</meta:editing-cycles>
    <meta:generator>LibreOffice/3.4$Unix LibreOffice_project/340m1$Build-402</meta:generator>
    <meta:document-statistic meta:table-count="3" meta:cell-count="50" meta:object-count="0"/>
  </office:meta>
</office:document-meta>
</file>